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InstanceDaoImpl.insertBpelEvent( ProcessInstanc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InstanceDaoImpl.finish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InstanceDaoImpl.getSco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Previous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Scope( Long scopeInstanc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InstanceDaoImpl.setFault( FaultDAO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InstanceDaoImpl.getActivityFailure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ExecutionState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Scopes( String sco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cessInstanceDaoImpl.setLastActiveTime( Date d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InstanceDaoImpl.getActivityFailur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InstantiatingCorre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InstanceDaoImpl.get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InstanceDaoImpl.getRootSco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cessInstanceDaoImpl.createActivityRecovery( String channel , long activityId , String reason , Date dateTime , Element data , String [ ] actions , int retr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ocessInstanceDaoImpl.setFault( QName name , String explanation , int lineNo , int activityId , Element fault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cessInstanceDaoImpl.setExecutionStateCounter( int stateCou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InstanceDaoImpl.clearSele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InstanceDaoImpl.createScope( ScopeDAO parentScope , String name , int scopeModel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cessInstanceDaoImpl.getFa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cessInstanceDaoImpl.setExecutionState( byte [ ] by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cessInstanceDaoImpl.genMonoton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InstanceDaoImpl.ProcessInstanceDaoImpl( SessionManager sm , HProcessInstance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InstanceDaoImpl.deleteActivityRecovery( String chann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cessInstanceDaoImpl.getEventsFirstLas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cessInstanceDaoImpl.getVariables( String variableName , int scopeModel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cessInstanceDaoImpl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InstanceDaoImpl.getActivityRecove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cessInstanceDaoImpl.getCorrelationSe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cessInstanceDaoImpl.apply( HScope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Cre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CorrelationSe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cessInstanceDaoImpl.setState( shor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cessInstanceDaoImpl.getExecution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InstanceDaoImpl.getInstan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LastActiv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